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2.2728in"/>
    </style:style>
    <style:style style:name="co7" style:family="table-column">
      <style:table-column-properties fo:break-before="auto" style:column-width="1.7291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table:number-columns-repeated="2"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5]-[.B2]" office:value-type="float" office:value="-0.00168954814367272" calcext:value-type="float">
            <text:p>-0.0016895481</text:p>
          </table:table-cell>
          <table:table-cell office:value-type="float" office:value="-0.00182939364554087" calcext:value-type="float">
            <text:p>-0.0018293936</text:p>
          </table:table-cell>
          <table:table-cell table:formula="of:=ABS([.D2]/[.B2])" office:value-type="float" office:value="0.360104205647143" calcext:value-type="float">
            <text:p>0.3601042056</text:p>
          </table:table-cell>
          <table:table-cell table:formula="of:=[.D2]/([.B2]+[.D2])" office:value-type="float" office:value="-0.562754449748065" calcext:value-type="float">
            <text:p>-0.5627544497</text:p>
          </table:table-cell>
          <table:table-cell table:formula="of:=ABS(([.D2]-[.C2])/[.C2])" office:value-type="float" office:value="0.0827709481921926" calcext:value-type="float">
            <text:p>0.082770948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49099392866514" calcext:value-type="float">
            <text:p>0.0034909939</text:p>
          </table:table-cell>
          <table:table-cell table:formula="of:=[.B5]-[.B3]" office:value-type="float" office:value="-0.000100363566082241" calcext:value-type="float">
            <text:p>-0.0001003636</text:p>
          </table:table-cell>
          <table:table-cell table:style-name="ce2" office:value-type="float" office:value="-0.0000983741059931899" calcext:value-type="float">
            <text:p>-9.84E-005</text:p>
          </table:table-cell>
          <table:table-cell table:formula="of:=ABS([.D3]/[.B3])" office:value-type="float" office:value="0.0281793976166568" calcext:value-type="float">
            <text:p>0.0281793976</text:p>
          </table:table-cell>
          <table:table-cell table:formula="of:=[.D3]/([.B3]+[.D3])" office:value-type="float" office:value="-0.0289965015637127" calcext:value-type="float">
            <text:p>-0.0289965016</text:p>
          </table:table-cell>
          <table:table-cell table:formula="of:=ABS(([.D3]-[.C3])/[.C3])" office:value-type="float" office:value="0.0198225328842983" calcext:value-type="float">
            <text:p>0.0198225329</text:p>
          </table:table-cell>
          <table:table-cell office:value-type="float" office:value="0.0578" calcext:value-type="float">
            <text:p>0.0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337735553363143" calcext:value-type="float">
            <text:p>0.0033773555</text:p>
          </table:table-cell>
          <table:table-cell table:formula="of:=[.B5]-[.B4]" office:value-type="float" office:value="0.0000132748289514697" calcext:value-type="float">
            <text:p>1.32748289514697E-005</text:p>
          </table:table-cell>
          <table:table-cell table:style-name="ce2" office:value-type="float" office:value="0.0000140757109289287" calcext:value-type="float">
            <text:p>1.41E-005</text:p>
          </table:table-cell>
          <table:table-cell table:formula="of:=ABS([.D4]/[.B4])" office:value-type="float" office:value="0.00416767224793597" calcext:value-type="float">
            <text:p>0.0041676722</text:p>
          </table:table-cell>
          <table:table-cell table:formula="of:=[.D4]/([.B4]+[.D4])" office:value-type="float" office:value="0.0041503748458723" calcext:value-type="float">
            <text:p>0.0041503748</text:p>
          </table:table-cell>
          <table:table-cell table:formula="of:=ABS(([.D4]-[.C4])/[.C4])" office:value-type="float" office:value="0.0603308698279168" calcext:value-type="float">
            <text:p>0.0603308698</text:p>
          </table:table-cell>
          <table:table-cell office:value-type="float" office:value="0.105" calcext:value-type="float">
            <text:p>0.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33906303625829" calcext:value-type="float">
            <text:p>0.00339063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17:13:05.859360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6-24T17:15:29.405685078</dc:date>
    <meta:editing-duration>PT12H48M10S</meta:editing-duration>
    <meta:editing-cycles>15</meta:editing-cycles>
    <meta:generator>LibreOffice/4.2.8.2$Linux_X86_64 LibreOffice_project/420m0$Build-2</meta:generator>
    <meta:document-statistic meta:table-count="1" meta:cell-count="33" meta:object-count="0"/>
  </office:meta>
</office:document-meta>
</file>